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e4b" officeooo:paragraph-rsid="00075e4b"/>
    </style:style>
    <style:style style:name="P2" style:family="paragraph" style:parent-style-name="Standard">
      <style:text-properties officeooo:rsid="0008bb82" officeooo:paragraph-rsid="0008bb82"/>
    </style:style>
    <style:style style:name="P3" style:family="paragraph" style:parent-style-name="Standard">
      <style:text-properties officeooo:rsid="0008bb82" officeooo:paragraph-rsid="0009a51b"/>
    </style:style>
    <style:style style:name="T1" style:family="text">
      <style:text-properties officeooo:rsid="0009a51b"/>
    </style:style>
    <style:style style:name="T2" style:family="text">
      <style:text-properties officeooo:rsid="000aa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ar:</text:p>
      <text:p text:style-name="P1"><text:tab/>if Sprobing=true: Sonne blinkt gelb<text:line-break/><text:tab/>if Ssuht=true: Sonne leuchtet Dauer gelb<text:line-break/><text:tab/>else: Sonne grau</text:p>
      <text:p text:style-name="P1"/>
      <text:p text:style-name="P1">Warmwater:<text:line-break/><text:tab/>if Wn=true: Brause Symbol blinkt <text:span text:style-name="T2">oder rot</text:span></text:p>
      <text:p text:style-name="P1"/>
      <text:p text:style-name="P1">Toutside =&gt; schon da</text:p>
      <text:p text:style-name="P1"/>
      <text:p text:style-name="P2">Rooms:</text:p>
      <text:p text:style-name="P3"><text:tab/>- die einzelnen Room Needs berechnen (am Arduino?)<text:line-break/><text:tab/>- <text:span text:style-name="T1">jeder Room mit Ned wird farblich hervorgehoben (rot)<text:line-break/><text:tab/><text:tab/>bei Sollwert über Regelung dauernd<text:line-break/><text:tab/><text:tab/>bei Sollwert über Thermostat blinkend</text:span></text:p>
      <text:p text:style-name="P3"><text:tab/>- <text:span text:style-name="T1">beim Deuten auf den Raum poppt die Ist Temperatur auf</text:span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2:54:41.474000000</meta:creation-date>
    <meta:generator>LibreOffice/4.4.5.2$Windows_x86 LibreOffice_project/a22f674fd25a3b6f45bdebf25400ed2adff0ff99</meta:generator>
    <dc:date>2015-10-11T09:43:13.532000000</dc:date>
    <meta:editing-duration>PT3H13M30S</meta:editing-duration>
    <meta:editing-cycles>4</meta:editing-cycles>
    <meta:document-statistic meta:table-count="0" meta:image-count="0" meta:object-count="0" meta:page-count="1" meta:paragraph-count="7" meta:word-count="66" meta:character-count="423" meta:non-whitespace-character-count="351"/>
  </office:meta>
</office:document-meta>
</file>